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3.81cm" svg:height="1.016cm" svg:x="3.764cm" svg:y="4.294cm">
          <text:p/>
        </draw:rect>
        <draw:rect draw:style-name="gr1" draw:text-style-name="P1" draw:layer="layout" svg:width="3.81cm" svg:height="1.016cm" svg:x="3.764cm" svg:y="5.334cm">
          <text:p/>
        </draw:rect>
        <draw:rect draw:style-name="gr1" draw:text-style-name="P1" draw:layer="layout" svg:width="3.81cm" svg:height="1.016cm" svg:x="3.764cm" svg:y="6.35cm">
          <text:p/>
        </draw:rect>
        <draw:frame draw:style-name="gr2" draw:layer="layout" svg:width="2.966cm" svg:height="1.016cm" svg:x="4.226cm" svg:y="4.294cm">
          <draw:text-box>
            <text:p>Mediator</text:p>
          </draw:text-box>
        </draw:frame>
        <draw:rect draw:style-name="gr1" draw:text-style-name="P1" draw:layer="layout" svg:width="3.81cm" svg:height="1.016cm" svg:x="3.764cm" svg:y="4.294cm">
          <text:p/>
        </draw:rect>
        <draw:rect draw:style-name="gr1" draw:text-style-name="P1" draw:layer="layout" svg:width="3.81cm" svg:height="1.016cm" svg:x="3.764cm" svg:y="5.334cm">
          <text:p/>
        </draw:rect>
        <draw:rect draw:style-name="gr1" draw:text-style-name="P1" draw:layer="layout" svg:width="3.81cm" svg:height="1.016cm" svg:x="3.764cm" svg:y="6.35cm">
          <text:p/>
        </draw:rect>
        <draw:frame draw:style-name="gr2" draw:layer="layout" svg:width="2.966cm" svg:height="1.016cm" svg:x="4.226cm" svg:y="4.294cm">
          <draw:text-box>
            <text:p>Mediator</text:p>
          </draw:text-box>
        </draw:frame>
        <draw:rect draw:style-name="gr1" draw:text-style-name="P1" draw:layer="layout" svg:width="3.81cm" svg:height="1.016cm" svg:x="15.494cm" svg:y="4.294cm">
          <text:p/>
        </draw:rect>
        <draw:rect draw:style-name="gr1" draw:text-style-name="P1" draw:layer="layout" svg:width="3.81cm" svg:height="1.016cm" svg:x="15.494cm" svg:y="5.334cm">
          <text:p/>
        </draw:rect>
        <draw:rect draw:style-name="gr1" draw:text-style-name="P1" draw:layer="layout" svg:width="3.81cm" svg:height="1.016cm" svg:x="15.494cm" svg:y="6.35cm">
          <text:p/>
        </draw:rect>
        <draw:frame draw:style-name="gr2" draw:layer="layout" svg:width="3.474cm" svg:height="1.016cm" svg:x="15.576cm" svg:y="4.294cm">
          <draw:text-box>
            <text:p>Colleague</text:p>
          </draw:text-box>
        </draw:frame>
        <draw:line draw:style-name="gr3" draw:text-style-name="P1" draw:layer="layout" svg:x1="7.574cm" svg:y1="5.842cm" svg:x2="15.494cm" svg:y2="5.842cm">
          <text:p/>
        </draw:line>
        <draw:rect draw:style-name="gr1" draw:text-style-name="P1" draw:layer="layout" svg:width="3.81cm" svg:height="1.016cm" svg:x="3.764cm" svg:y="10.394cm">
          <text:p/>
        </draw:rect>
        <draw:rect draw:style-name="gr1" draw:text-style-name="P1" draw:layer="layout" svg:width="3.81cm" svg:height="1.016cm" svg:x="3.764cm" svg:y="11.434cm">
          <text:p/>
        </draw:rect>
        <draw:rect draw:style-name="gr1" draw:text-style-name="P1" draw:layer="layout" svg:width="3.81cm" svg:height="1.016cm" svg:x="3.764cm" svg:y="12.45cm">
          <text:p/>
        </draw:rect>
        <draw:frame draw:style-name="gr2" draw:layer="layout" svg:width="2.966cm" svg:height="1.016cm" svg:x="4.226cm" svg:y="10.394cm">
          <draw:text-box>
            <text:p>Mediator</text:p>
          </draw:text-box>
        </draw:frame>
        <draw:rect draw:style-name="gr1" draw:text-style-name="P1" draw:layer="layout" svg:width="4.618cm" svg:height="1.016cm" svg:x="3.764cm" svg:y="10.394cm">
          <text:p/>
        </draw:rect>
        <draw:rect draw:style-name="gr1" draw:text-style-name="P1" draw:layer="layout" svg:width="4.618cm" svg:height="1.016cm" svg:x="3.764cm" svg:y="11.434cm">
          <text:p/>
        </draw:rect>
        <draw:rect draw:style-name="gr1" draw:text-style-name="P1" draw:layer="layout" svg:width="4.618cm" svg:height="1.016cm" svg:x="3.764cm" svg:y="12.45cm">
          <text:p/>
        </draw:rect>
        <draw:frame draw:style-name="gr4" draw:layer="layout" svg:width="4.572cm" svg:height="0.963cm" svg:x="3.764cm" svg:y="10.263cm">
          <draw:text-box>
            <text:p>ConcMediator</text:p>
          </draw:text-box>
        </draw:frame>
        <draw:frame draw:style-name="gr2" draw:layer="layout" svg:width="2.966cm" svg:height="1.016cm" svg:x="3.892cm" svg:y="11.41cm">
          <draw:text-box>
            <text:p>timer</text:p>
          </draw:text-box>
        </draw:frame>
        <draw:frame draw:style-name="gr5" draw:layer="layout" svg:width="4.826cm" svg:height="1.675cm" svg:x="3.764cm" svg:y="12.446cm">
          <draw:text-box>
            <text:p>trigger_action()</text:p>
          </draw:text-box>
        </draw:frame>
        <draw:line draw:style-name="gr3" draw:text-style-name="P1" draw:layer="layout" svg:x1="5.588cm" svg:y1="10.414cm" svg:x2="5.588cm" svg:y2="7.62cm">
          <text:p/>
        </draw:line>
        <draw:rect draw:style-name="gr1" draw:text-style-name="P1" draw:layer="layout" svg:width="5.08cm" svg:height="1.016cm" svg:x="11.938cm" svg:y="10.414cm">
          <text:p/>
        </draw:rect>
        <draw:frame draw:style-name="gr4" draw:layer="layout" svg:width="4.572cm" svg:height="0.963cm" svg:x="11.938cm" svg:y="10.414cm">
          <draw:text-box>
            <text:p>Satellite</text:p>
          </draw:text-box>
        </draw:frame>
        <draw:rect draw:style-name="gr1" draw:text-style-name="P1" draw:layer="layout" svg:width="5.08cm" svg:height="1.016cm" svg:x="11.938cm" svg:y="11.43cm">
          <text:p/>
        </draw:rect>
        <draw:frame draw:style-name="gr4" draw:layer="layout" svg:width="4.572cm" svg:height="0.963cm" svg:x="11.984cm" svg:y="11.43cm">
          <draw:text-box>
            <text:p>bitmap</text:p>
          </draw:text-box>
        </draw:frame>
        <draw:rect draw:style-name="gr1" draw:text-style-name="P1" draw:layer="layout" svg:width="5.08cm" svg:height="2.794cm" svg:x="11.938cm" svg:y="12.446cm">
          <text:p/>
        </draw:rect>
        <draw:frame draw:style-name="gr5" draw:layer="layout" svg:width="5.334cm" svg:height="2.387cm" svg:x="11.938cm" svg:y="12.295cm">
          <draw:text-box>
            <text:p>capture_image()</text:p>
            <text:p>filter_image()</text:p>
            <text:p>send_image()</text:p>
          </draw:text-box>
        </draw:frame>
        <draw:line draw:style-name="gr3" draw:text-style-name="P1" draw:layer="layout" svg:x1="7.574cm" svg:y1="5.842cm" svg:x2="7.874cm" svg:y2="5.588cm">
          <text:p/>
        </draw:line>
        <draw:line draw:style-name="gr3" draw:text-style-name="P1" draw:layer="layout" svg:x1="7.574cm" svg:y1="5.842cm" svg:x2="7.874cm" svg:y2="6.096cm">
          <text:p/>
        </draw:line>
        <draw:line draw:style-name="gr3" draw:text-style-name="P1" draw:layer="layout" svg:x1="5.334cm" svg:y1="7.62cm" svg:x2="5.588cm" svg:y2="7.366cm">
          <text:p/>
        </draw:line>
        <draw:line draw:style-name="gr3" draw:text-style-name="P1" draw:layer="layout" svg:x1="5.842cm" svg:y1="7.62cm" svg:x2="5.588cm" svg:y2="7.366cm">
          <text:p/>
        </draw:line>
        <draw:line draw:style-name="gr3" draw:text-style-name="P1" draw:layer="layout" svg:x1="5.842cm" svg:y1="7.62cm" svg:x2="5.334cm" svg:y2="7.62cm">
          <text:p/>
        </draw:line>
        <draw:rect draw:style-name="gr1" draw:text-style-name="P1" draw:layer="layout" svg:width="5.08cm" svg:height="1.016cm" svg:x="18.288cm" svg:y="10.414cm">
          <text:p/>
        </draw:rect>
        <draw:frame draw:style-name="gr4" draw:layer="layout" svg:width="4.572cm" svg:height="0.963cm" svg:x="18.288cm" svg:y="10.414cm">
          <draw:text-box>
            <text:p>Station</text:p>
          </draw:text-box>
        </draw:frame>
        <draw:rect draw:style-name="gr1" draw:text-style-name="P1" draw:layer="layout" svg:width="5.08cm" svg:height="1.016cm" svg:x="18.288cm" svg:y="11.43cm">
          <text:p/>
        </draw:rect>
        <draw:frame draw:style-name="gr4" draw:layer="layout" svg:width="4.572cm" svg:height="0.963cm" svg:x="18.288cm" svg:y="11.43cm">
          <draw:text-box>
            <text:p>bitmap</text:p>
          </draw:text-box>
        </draw:frame>
        <draw:rect draw:style-name="gr1" draw:text-style-name="P1" draw:layer="layout" svg:width="5.08cm" svg:height="1.27cm" svg:x="18.288cm" svg:y="12.446cm">
          <text:p/>
        </draw:rect>
        <draw:frame draw:style-name="gr5" draw:layer="layout" svg:width="5.334cm" svg:height="1.675cm" svg:x="18.288cm" svg:y="12.345cm">
          <draw:text-box>
            <text:p>receive_image()</text:p>
          </draw:text-box>
        </draw:frame>
        <draw:line draw:style-name="gr3" draw:text-style-name="P1" draw:layer="layout" svg:x1="16.334cm" svg:y1="7.62cm" svg:x2="16.588cm" svg:y2="7.366cm">
          <text:p/>
        </draw:line>
        <draw:line draw:style-name="gr3" draw:text-style-name="P1" draw:layer="layout" svg:x1="16.842cm" svg:y1="7.62cm" svg:x2="16.588cm" svg:y2="7.366cm">
          <text:p/>
        </draw:line>
        <draw:line draw:style-name="gr3" draw:text-style-name="P1" draw:layer="layout" svg:x1="16.842cm" svg:y1="7.62cm" svg:x2="16.334cm" svg:y2="7.62cm">
          <text:p/>
        </draw:line>
        <draw:line draw:style-name="gr3" draw:text-style-name="P1" draw:layer="layout" svg:x1="17.934cm" svg:y1="7.62cm" svg:x2="18.188cm" svg:y2="7.366cm">
          <text:p/>
        </draw:line>
        <draw:line draw:style-name="gr3" draw:text-style-name="P1" draw:layer="layout" svg:x1="18.442cm" svg:y1="7.62cm" svg:x2="18.188cm" svg:y2="7.366cm">
          <text:p/>
        </draw:line>
        <draw:line draw:style-name="gr3" draw:text-style-name="P1" draw:layer="layout" svg:x1="18.442cm" svg:y1="7.62cm" svg:x2="17.934cm" svg:y2="7.62cm">
          <text:p/>
        </draw:line>
        <draw:line draw:style-name="gr3" draw:text-style-name="P1" draw:layer="layout" svg:x1="16.588cm" svg:y1="7.62cm" svg:x2="16.588cm" svg:y2="8.382cm">
          <text:p/>
        </draw:line>
        <draw:line draw:style-name="gr3" draw:text-style-name="P1" draw:layer="layout" svg:x1="18.188cm" svg:y1="7.62cm" svg:x2="18.188cm" svg:y2="8.382cm">
          <text:p/>
        </draw:line>
        <draw:line draw:style-name="gr3" draw:text-style-name="P1" draw:layer="layout" svg:x1="16.588cm" svg:y1="8.382cm" svg:x2="13.97cm" svg:y2="8.382cm">
          <text:p/>
        </draw:line>
        <draw:line draw:style-name="gr3" draw:text-style-name="P1" draw:layer="layout" svg:x1="16.588cm" svg:y1="8.382cm" svg:x2="13.97cm" svg:y2="8.382cm">
          <text:p/>
        </draw:line>
        <draw:line draw:style-name="gr3" draw:text-style-name="P1" draw:layer="layout" svg:x1="20.788cm" svg:y1="8.382cm" svg:x2="18.17cm" svg:y2="8.382cm">
          <text:p/>
        </draw:line>
        <draw:line draw:style-name="gr3" draw:text-style-name="P1" draw:layer="layout" svg:x1="13.97cm" svg:y1="8.382cm" svg:x2="13.97cm" svg:y2="10.414cm">
          <text:p/>
        </draw:line>
        <draw:line draw:style-name="gr3" draw:text-style-name="P1" draw:layer="layout" svg:x1="20.788cm" svg:y1="8.382cm" svg:x2="20.788cm" svg:y2="10.414cm">
          <text:p/>
        </draw:line>
        <draw:line draw:style-name="gr3" draw:text-style-name="P1" draw:layer="layout" svg:x1="6.858cm" svg:y1="13.466cm" svg:x2="6.858cm" svg:y2="16.51cm">
          <text:p/>
        </draw:line>
        <draw:line draw:style-name="gr3" draw:text-style-name="P1" draw:layer="layout" svg:x1="5.158cm" svg:y1="13.466cm" svg:x2="5.158cm" svg:y2="17.272cm">
          <text:p/>
        </draw:line>
        <draw:line draw:style-name="gr3" draw:text-style-name="P1" draw:layer="layout" svg:x1="6.858cm" svg:y1="16.51cm" svg:x2="14.732cm" svg:y2="16.51cm">
          <text:p/>
        </draw:line>
        <draw:line draw:style-name="gr3" draw:text-style-name="P1" draw:layer="layout" svg:x1="5.158cm" svg:y1="17.272cm" svg:x2="21.336cm" svg:y2="17.272cm">
          <text:p/>
        </draw:line>
        <draw:line draw:style-name="gr3" draw:text-style-name="P1" draw:layer="layout" svg:x1="14.732cm" svg:y1="16.51cm" svg:x2="14.732cm" svg:y2="15.24cm">
          <text:p/>
        </draw:line>
        <draw:line draw:style-name="gr3" draw:text-style-name="P1" draw:layer="layout" svg:x1="21.336cm" svg:y1="17.272cm" svg:x2="21.336cm" svg:y2="13.716cm">
          <text:p/>
        </draw:line>
        <draw:line draw:style-name="gr3" draw:text-style-name="P1" draw:layer="layout" svg:x1="14.478cm" svg:y1="15.494cm" svg:x2="14.732cm" svg:y2="15.24cm">
          <text:p/>
        </draw:line>
        <draw:line draw:style-name="gr3" draw:text-style-name="P1" draw:layer="layout" svg:x1="14.986cm" svg:y1="15.494cm" svg:x2="14.732cm" svg:y2="15.24cm">
          <text:p/>
        </draw:line>
        <draw:line draw:style-name="gr3" draw:text-style-name="P1" draw:layer="layout" svg:x1="21.082cm" svg:y1="14.02cm" svg:x2="21.336cm" svg:y2="13.716cm">
          <text:p/>
        </draw:line>
        <draw:line draw:style-name="gr3" draw:text-style-name="P1" draw:layer="layout" svg:x1="21.59cm" svg:y1="14.02cm" svg:x2="21.336cm" svg:y2="13.716cm">
          <text:p/>
        </draw:line>
        <draw:frame draw:style-name="gr6" draw:text-style-name="P2" draw:layer="layout" svg:width="3.495cm" svg:height="0.569cm" svg:x="8.972cm" svg:y="16.83cm">
          <draw:text-box>
            <text:p text:style-name="P2">is aware of and can use</text:p>
          </draw:text-box>
        </draw:frame>
        <draw:frame draw:style-name="gr6" draw:text-style-name="P2" draw:layer="layout" svg:width="2.068cm" svg:height="0.569cm" draw:transform="rotate (1.5707963267946) translate (5.08cm 10.069cm)">
          <draw:text-box>
            <text:p><text:span text:style-name="T1">inherits from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start-width="0.508cm" draw:marker-end-width="0.508cm" draw:fill="none" draw:fill-gradient-name="Gradient_20_7" draw:fill-hatch-name="Hatch_20_1" draw:fill-image-name="Bitmape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style:font-family-generic="swis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color="#000000" style:text-line-through-style="none" fo:font-family="arial" style:font-family-generic="swiss" fo:font-size="3pt" fo:letter-spacing="normal" fo:font-style="normal" style:text-underline-style="none" fo:font-weight="normal" style:font-size-asian="3pt" style:font-style-asian="normal" style:font-weight-asian="normal" style:font-size-complex="3pt" style:font-style-complex="normal" style:font-weight-complex="normal"/>
    </style:style>
    <style:style style:name="MT4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fc" draw:style-name="Mgr3" draw:text-style-name="MP4" draw:layer="backgroundobjects" svg:width="33.866cm" svg:height="0.674cm" svg:x="0cm" svg:y="18.323cm">
        <text:p text:style-name="MP3"><text:span text:style-name="MT2">---</text:span><text:span text:style-name="MT3">.</text:span></text:p>
        <draw:enhanced-geometry svg:viewBox="0 0 21600 21600" draw:type="rectangle" draw:enhanced-path="M 0 0 L 21600 0 21600 21600 0 21600 0 0 Z N"/>
      </draw:custom-shape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5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t </text:span><text:span text:style-name="MT4">t</text:span><text:span text:style-name="MT4">h</text:span><text:span text:style-name="MT4">e </text:span><text:span text:style-name="MT4">ti</text:span><text:span text:style-name="MT4">tl</text:span><text:span text:style-name="MT4">e </text:span><text:span text:style-name="MT4">t</text:span><text:span text:style-name="MT4">e</text:span><text:span text:style-name="MT4">x</text:span><text:span text:style-name="MT4">t 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i</text:span><text:span text:style-name="MT4">tl</text:span><text:span text:style-name="MT4">e </text:span><text:span text:style-name="MT4">s</text:span><text:span text:style-name="MT4">t</text:span><text:span text:style-name="MT4">yl</text:span><text:span text:style-name="MT4">e</text:span></text:p>
        </draw:text-box>
      </draw:frame>
      <draw:frame draw:name="Date Placeholder 3" presentation:style-name="Mpr2" draw:text-style-name="MP7" draw:layer="backgroundobjects" svg:width="7.619cm" svg:height="1.013cm" svg:x="2.328cm" svg:y="17.657cm" presentation:class="date-time" presentation:user-transformed="true">
        <draw:text-box>
          <text:p text:style-name="MP6"><text:span text:style-name="MT5"><text:date style:data-style-name="D1" text:date-value="2018-08-16">8/16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7.619cm" svg:height="1.013cm" svg:x="23.918cm" svg:y="17.657cm" presentation:class="page-number" presentation:user-transformed="true">
        <draw:text-box>
          <text:p text:style-name="MP6"><text:span text:style-name="MT5"><text:page-number>&lt;number&gt;</text:page-number></text:span></text:p>
        </draw:text-box>
      </draw:frame>
      <draw:custom-shape draw:name="fc" draw:style-name="Mgr3" draw:text-style-name="MP4" draw:layer="backgroundobjects" svg:width="33.866cm" svg:height="0.801cm" svg:x="0cm" svg:y="18.323cm">
        <text:p text:style-name="MP3"><text:span text:style-name="MT2">...</text:span></text:p>
        <text:p text:style-name="MP3"><text:span text:style-name="MT3">.</text:span></text:p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date>2018-08-16T10:45:37.93</dc:date>
    <dc:creator>Mikhael Lerman</dc:creator>
    <meta:editing-duration>PT38M24S</meta:editing-duration>
    <meta:editing-cycles>14</meta:editing-cycles>
    <meta:document-statistic meta:object-count="91"/>
  </office:meta>
</office:document-meta>
</file>